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f0287" officeooo:paragraph-rsid="000f0287"/>
    </style:style>
    <style:style style:name="P2" style:family="paragraph" style:parent-style-name="Standard">
      <style:text-properties officeooo:rsid="000f0287" officeooo:paragraph-rsid="00177a80"/>
    </style:style>
    <style:style style:name="P3" style:family="paragraph" style:parent-style-name="Standard">
      <style:text-properties fo:color="#999999" loext:opacity="100%" officeooo:rsid="000f0287" officeooo:paragraph-rsid="000f0287"/>
    </style:style>
    <style:style style:name="P4" style:family="paragraph" style:parent-style-name="Standard">
      <style:text-properties fo:color="#999999" loext:opacity="100%" officeooo:rsid="000f0287" officeooo:paragraph-rsid="00104600"/>
    </style:style>
    <style:style style:name="P5" style:family="paragraph" style:parent-style-name="Standard">
      <style:text-properties fo:color="#999999" loext:opacity="100%" officeooo:rsid="000f0287" officeooo:paragraph-rsid="0012642a"/>
    </style:style>
    <style:style style:name="P6" style:family="paragraph" style:parent-style-name="Standard">
      <style:text-properties fo:color="#999999" loext:opacity="100%" officeooo:rsid="0012642a" officeooo:paragraph-rsid="000f0287"/>
    </style:style>
    <style:style style:name="P7" style:family="paragraph" style:parent-style-name="Standard">
      <style:text-properties style:use-window-font-color="true" loext:opacity="0%" officeooo:rsid="000f0287" officeooo:paragraph-rsid="000f0287"/>
    </style:style>
    <style:style style:name="P8" style:family="paragraph" style:parent-style-name="Standard">
      <style:text-properties officeooo:rsid="00104600" officeooo:paragraph-rsid="00104600"/>
    </style:style>
    <style:style style:name="P9" style:family="paragraph" style:parent-style-name="Standard">
      <style:text-properties fo:color="#000000" loext:opacity="100%" fo:font-style="italic" fo:font-weight="bold" officeooo:rsid="00112b5e" officeooo:paragraph-rsid="00112b5e" style:font-style-asian="italic" style:font-weight-asian="bold" style:font-style-complex="italic" style:font-weight-complex="bold"/>
    </style:style>
    <style:style style:name="P10" style:family="paragraph" style:parent-style-name="Standard">
      <style:text-properties officeooo:rsid="0012642a" officeooo:paragraph-rsid="0012642a"/>
    </style:style>
    <style:style style:name="P11" style:family="paragraph" style:parent-style-name="Standard">
      <style:text-properties officeooo:rsid="0012642a" officeooo:paragraph-rsid="001441c3"/>
    </style:style>
    <style:style style:name="P12" style:family="paragraph" style:parent-style-name="Standard">
      <style:text-properties officeooo:rsid="001441c3" officeooo:paragraph-rsid="001441c3"/>
    </style:style>
    <style:style style:name="P13" style:family="paragraph" style:parent-style-name="Text_20_body">
      <style:text-properties officeooo:rsid="001441c3" officeooo:paragraph-rsid="001441c3"/>
    </style:style>
    <style:style style:name="P14" style:family="paragraph" style:parent-style-name="Standard">
      <style:text-properties officeooo:rsid="001441c3" officeooo:paragraph-rsid="0016123e"/>
    </style:style>
    <style:style style:name="P15" style:family="paragraph" style:parent-style-name="Standard">
      <style:text-properties officeooo:rsid="00177a80" officeooo:paragraph-rsid="00177a80"/>
    </style:style>
    <style:style style:name="P16" style:family="paragraph" style:parent-style-name="Standard">
      <style:text-properties officeooo:rsid="0016123e" officeooo:paragraph-rsid="0016123e"/>
    </style:style>
    <style:style style:name="P17" style:family="paragraph" style:parent-style-name="Standard">
      <style:text-properties officeooo:rsid="001b50ae" officeooo:paragraph-rsid="001b50ae"/>
    </style:style>
    <style:style style:name="P18" style:family="paragraph" style:parent-style-name="Heading_20_1">
      <style:text-properties officeooo:rsid="00104600" officeooo:paragraph-rsid="00104600"/>
    </style:style>
    <style:style style:name="P19" style:family="paragraph" style:parent-style-name="Standard">
      <style:text-properties officeooo:rsid="00177a80" officeooo:paragraph-rsid="00177a80"/>
    </style:style>
    <style:style style:name="P20" style:family="paragraph" style:parent-style-name="Standard" style:list-style-name="L1">
      <style:text-properties fo:color="#999999" loext:opacity="100%" officeooo:rsid="000f0287" officeooo:paragraph-rsid="000f0287"/>
    </style:style>
    <style:style style:name="P21" style:family="paragraph" style:parent-style-name="Standard" style:list-style-name="L2">
      <style:text-properties fo:color="#999999" loext:opacity="100%" officeooo:rsid="000f0287" officeooo:paragraph-rsid="000f0287"/>
    </style:style>
    <style:style style:name="P22" style:family="paragraph" style:parent-style-name="Standard">
      <style:text-properties officeooo:rsid="001c59f1" officeooo:paragraph-rsid="001c59f1"/>
    </style:style>
    <style:style style:name="P23" style:family="paragraph" style:parent-style-name="Standard">
      <style:text-properties officeooo:rsid="001c6563" officeooo:paragraph-rsid="001c6563"/>
    </style:style>
    <style:style style:name="P24" style:family="paragraph" style:parent-style-name="Text_20_body">
      <style:text-properties officeooo:rsid="001c59f1" officeooo:paragraph-rsid="001c59f1"/>
    </style:style>
    <style:style style:name="T1" style:family="text">
      <style:text-properties officeooo:rsid="00104600"/>
    </style:style>
    <style:style style:name="T2" style:family="text">
      <style:text-properties fo:font-style="italic" officeooo:rsid="00104600" style:font-style-asian="italic" style:font-style-complex="italic"/>
    </style:style>
    <style:style style:name="T3" style:family="text">
      <style:text-properties officeooo:rsid="00112b5e"/>
    </style:style>
    <style:style style:name="T4" style:family="text">
      <style:text-properties officeooo:rsid="001441c3"/>
    </style:style>
    <style:style style:name="T5" style:family="text">
      <style:text-properties officeooo:rsid="00177a80"/>
    </style:style>
    <style:style style:name="T6" style:family="text">
      <style:text-properties officeooo:rsid="0019f6f3"/>
    </style:style>
    <style:style style:name="T7" style:family="text">
      <style:text-properties fo:font-weight="bold" style:font-weight-asian="bold" style:font-weight-complex="bold"/>
    </style:style>
    <style:style style:name="T8" style:family="text">
      <style:text-properties fo:font-weight="bold" officeooo:rsid="001441c3" style:font-weight-asian="bold" style:font-weight-complex="bold"/>
    </style:style>
    <style:style style:name="T9" style:family="text">
      <style:text-properties officeooo:rsid="001c59f1"/>
    </style:style>
    <style:style style:name="T10" style:family="text">
      <style:text-properties fo:font-weight="normal" style:font-weight-asian="normal" style:font-weight-complex="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Title">Rapport de projet de LP25</text:p>
      <text:p text:style-name="P1"/>
      <text:p text:style-name="P9">FRAISSE Tom , MALEWICZ Nicolas, THUNEVIN Fabien, TC 03</text:p>
      <text:p text:style-name="P1"/>
      <text:p text:style-name="P1">Automne 202<text:span text:style-name="T3">3</text:span></text:p>
      <text:p text:style-name="P1"/>
      <text:h text:style-name="Heading_20_1" text:outline-level="1">Contexte du projet</text:h>
      <text:p text:style-name="P1"/>
      <text:p text:style-name="P2">Le projet de LP25 est un projet en C ayant pour but d’appliquer les notions de C système vues en cours, TD et TP sur un cas d’usage concret. Pour l’édition de cette année du projet, l’objectif est de fournir une implémentation <text:span text:style-name="T1">simplifiée de l’utilisateur </text:span><text:span text:style-name="T2">rsync</text:span> utilisé <text:span text:style-name="T1">pour faire des sauvegardes de fichiers</text:span>. <text:span text:style-name="T1">L’implémentation proposera un fonctionnement séquentiel et un fonctionnement parallèle.</text:span></text:p>
      <text:p text:style-name="P2"/>
      <text:p text:style-name="P15">Ce programme a donc pour but de permettre à l’utilisateur de synchroniser deux dossiers, en vérifiant les dernières dates d’accès et même en tenant compte de l’empreinte md5 si nécessaire. </text:p>
      <text:h text:style-name="Heading_20_1" text:outline-level="1">État des lieux des compétences du groupe</text:h>
      <text:p text:style-name="P15">Avant cette UV, nous avons tout trois suivit l’UV IF2 en TC02. Ce qui nous a permis de découvrir les notions de base du langage C telles que les tableau, les chaînes de caractères, les pointeurs et structures … Cependant nous n’avons pas énormément travaillés sur la gestion de mémoire ( malloc - free …). De plus en parallèle de L’UV LP25, nous suivons l’UV LO21, ce qui nous a permis de comprendre certaines structures de données présente dans ce projet ( tels que les listes chaînées ), que nous n’avions pas étudiée en IF2. </text:p>
      <text:p text:style-name="P1"/>
      <text:h text:style-name="Heading_20_1" text:outline-level="1">Répartition des tâches : planification</text:h>
      <text:p text:style-name="P5">Ici, décrire les tâches telles que vous les avez identifiées, et à qui elles ont été affectées. Donner les estimations de durée de chaque tâche.</text:p>
      <text:p text:style-name="P5"/>
      <text:p text:style-name="P10">Premièrement nous nous sommes imprégnés du sujet afin d’en comprendre son but et les démarches nécessaire pour l’atteindre.</text:p>
      <text:p text:style-name="P16">A la suite de cela, nous n’avons <text:span text:style-name="T5">pris connaissance du planning proposer dans les consignes de ce projet et nous l’avons suivie.</text:span></text:p>
      <text:p text:style-name="P14"/>
      <text:h text:style-name="Heading_20_1" text:outline-level="1" text:is-list-header="true">Répartition des tâches : réalisation</text:h>
      <text:p text:style-name="P1"/>
      <text:p text:style-name="P3">Reprendre la section ci-dessus avec cette fois les données réelles : qui a fait quoi, en combien de temps.</text:p>
      <text:p text:style-name="P6"/>
      <text:p text:style-name="P11">La</text:p>
      <text:p text:style-name="P11"/>
      <text:p text:style-name="P12"><text:span text:style-name="T7">Nicolas :</text:span> fonction du fichier utility.c. <text:span text:style-name="T9">Les fonctions</text:span> copy_entry_to_destination, <text:span text:style-name="T9">synchronize, mismatch, prepare. </text:span></text:p>
      <text:p text:style-name="P12"><text:soft-page-break/><text:span text:style-name="T7">Fabien: </text:span>fonction : compute_file_md5, directory_exists, is_directory_writtable, mismatch, <text:span text:style-name="T6">make_process, send_file_entry,synchronize, open_dir, </text:span></text:p>
      <text:p text:style-name="P12"/>
      <text:p text:style-name="P11"><text:span text:style-name="T8">Tom: </text:span><text:span text:style-name="T4">fonction init_configuration, set_configuration, </text:span><text:s/><text:span text:style-name="T6">get_next_entry, find_entry_by_name, add_file_entry, add_entry_to_tail, send_terminate_confirm, send_terminate_command, send_list_end, send_analize_dir_command, send_analyze_file_command, send_analyze_file_response, send_file_list_element, make_list, synchronize, prepare, lister_processes_loop, analyzer_processes_loop, clean_processes</text:span></text:p>
      <text:h text:style-name="Heading_20_1" text:outline-level="1">Difficultés rencontrées</text:h>
      <text:p text:style-name="Text_20_body"/>
      <text:p text:style-name="P13">Les plus grandes difficultés rencontrées durant se sont portées sur la partie multi-processus de ce projet, notamment vis-à-vis de la co<text:span text:style-name="T6">mpréhension des interactions entre processus ( totalement différentes des systèmes dans lequel nous avons l’habitude de programmer).</text:span></text:p>
      <text:p text:style-name="P23">De plus nous avons rencontrée certaines difficultés lors de la phase de test de notre programme, notamment lors du test du fonctionnement de la partie mono processus. Où le programme n’effectuais pas les opérations attendus.</text:p>
      <text:p text:style-name="P23">Afin de résoudre ces erreurs en ne se perdant pas au milieu de tout notre code, nous avons effectuer des test sur chaque fonction, indépendamment les unes des autres, en vérifiant un maximum de cas et de cas d’erreurs éventuelles, le tout en modifiant le code lorsqu’il était nécessaire.</text:p>
      <text:h text:style-name="Heading_20_2" text:outline-level="2">Compréhension des objectifs</text:h>
      <text:p text:style-name="P24">Fonction find_entry_by_name </text:p>
      <text:p text:style-name="P24">Les constantes definies dans message.h liés au type de message et au command_code. </text:p>
      <text:p text:style-name="P22">Les interactions par message entre processus et notamment les champs de certaines structures : champs <text:span text:style-name="T7">recipient_id</text:span> et <text:span text:style-name="T7">receiver_id </text:span><text:span text:style-name="T10">qui semblais flou en apparence, afin de comprendre leurs but nous avons relues les explication detaillée de la partie MQ et processus ( main / lister / analyzer ) et nous nous sommes aidée du types de ces champs.</text:span></text:p>
      <text:p text:style-name="P22"><text:span text:style-name="T10"/></text:p>
      <text:p text:style-name="P22"><text:span text:style-name="T10"/></text:p>
      <text:p text:style-name="P22"><text:span text:style-name="T10">Fonction request_element_details</text:span></text:p>
      <text:p text:style-name="P22"><text:span text:style-name="T10"/></text:p>
      <text:p text:style-name="P3">Décrire pour chaque difficulté liée à la compréhension des instructions :</text:p>
      <text:list xml:id="list3747456905" text:style-name="L1">
        <text:list-item>
          <text:p text:style-name="P20">Quelle instruction était incomplète pour vous</text:p>
        </text:list-item>
        <text:list-item>
          <text:p text:style-name="P20">Comment vous avez complété votre compréhension de l’instruction</text:p>
        </text:list-item>
        <text:list-item>
          <text:p text:style-name="P20">Si vous auriez pu remédier à ce problème plus tôt</text:p>
        </text:list-item>
      </text:list>
      <text:p text:style-name="P1"/>
      <text:h text:style-name="Heading_20_2" text:outline-level="2">Réalisation des objectifs</text:h>
      <text:p text:style-name="P17">Pour certaines de nos difficultés ou incertitude, nous avons envoyée un mail a M.LASSABE, où nous lui avons posé directement la question à la fin d’un TD/TP.</text:p>
      <text:p text:style-name="P17">De plus pour certaines librairies qui nous était inconnus nous avons du rechercher des ressources afin de comprendre le fonctionnement des fonctions les composants. Mais aussi afin de savoir quel fonction nous devrions utiliser.</text:p>
      <text:p text:style-name="P17">Le site que j’ai le plus utiliser pour ma part était celui du « The Open Group » surtout sur la partie processus / message mais aussi pour lors des test pour comprendre le fonctionnements des fonctions <text:s/>de la bibliothèque openssl et evp.h.</text:p>
      <text:p text:style-name="P17">Url : <text:a xlink:type="simple" xlink:href="http://www.opengroup.org/" text:style-name="Internet_20_link" text:visited-style-name="Visited_20_Internet_20_Link">www.opengroup.org</text:a></text:p>
      <text:p text:style-name="P17"><text:soft-page-break/></text:p>
      <text:p text:style-name="P22">De plus au cours de ce projet nous avons </text:p>
      <text:p text:style-name="P17"/>
      <text:p text:style-name="P1"/>
      <text:p text:style-name="P3">Décrire pour chaque difficulté rencontrée dans l’implémentation :</text:p>
      <text:list xml:id="list832189412" text:style-name="L2">
        <text:list-item>
          <text:p text:style-name="P21">Les « symptômes » de cette difficulté (par ex. : des résultats incohérents, des données perdues dans les communications, etc.)</text:p>
        </text:list-item>
        <text:list-item>
          <text:p text:style-name="P21">Comment le problème a été résolu (architecture du code dans la fonctionnalité concernée par exemple)</text:p>
        </text:list-item>
        <text:list-item>
          <text:p text:style-name="P21">Si le problème aurait pu être anticipé.</text:p>
        </text:list-item>
        <text:list-item>
          <text:p text:style-name="P21">Ce qui aurait pu faciliter la résolution/éviter le problème</text:p>
        </text:list-item>
      </text:list>
      <text:p text:style-name="P1"/>
      <text:h text:style-name="P18" text:outline-level="1">Proposition d’une amélioration</text:h>
      <text:p text:style-name="P1"/>
      <text:p text:style-name="P4">Le modèle de code n’est pas optimal. Proposer une piste d’amélioration en décrivant dans les grandes lignes ce que ça changerait au code.</text:p>
      <text:p text:style-name="P8"/>
      <text:h text:style-name="Heading_20_1" text:outline-level="1">Analyse des résultats</text:h>
      <text:p text:style-name="P1"/>
      <text:p text:style-name="P22">Le résultat de notre projet est en demi teinte.</text:p>
      <text:h text:style-name="Heading_20_1" text:outline-level="1">Retour d’expérience</text:h>
      <text:p text:style-name="P1"/>
      <text:p text:style-name="P1">Le retour d’expérience (REX ou RETEX) d’un projet est un des enseignements majeurs de ce projet. Il consiste à reprendre le déroulement réel du projet, à le comparer au plan, puis à identifier les principaux points où les deux divergent afin d’en examiner les causes, les conséquences et les procédures à mettre en œuvre pour éviter que cela ne se reproduise. Il est fréquent que le RETEX soit pratiqué de manière informelle, ou par un manager n’ayant pas réellement contribué au projet. Certaines structures, en revanche, ont une approche bien plus formelle et enrichissante du RETEX, on pourra par exemple citer les forces armées et l’industrie électro-nucléaire. En effet, procéder à un RETEX complet, sans concession, dont les conclusions impliqueront des mises à jours des doctrines est un processus garant du maintient d’une structure en conditions opérationnelles. Il arrive parfois même de faire le RETEX d’un événement ou d’un projet d’une entité externe (EDF, l’IRSN et l’ASN ont fait un RETEX de l’accident de Fukushima, bien qu’il ait eu lieu sur des réacteurs de nature différente opérés par un autre fournisseur d’électricité, TEPCO).</text:p>
      <text:p text:style-name="P1"/>
      <text:p text:style-name="P3">Cette partie permet d’analyser avec un regard critique le déroulement du projet. Il s’agira notamment d’identifier les sources de blocage, et actions correctives qui permettront d’éviter ces blocages à l’avenir et l’enseignement que vous en tirez. Ces questions peuvent être répondues en se posant la question : « si je devais refaire le projet maintenant avec ma compétence acquise par le projet, que ferais-je différemment ? »</text:p>
      <text:p text:style-name="P3"/>
      <text:p text:style-name="P3">Pour chaque blocage, identifier la tâche, l’impact sur le projet (délai, performance, complétion), la source profonde selon vous (incompréhension du sujet, mauvaise évaluation de la charge nécessaire, etc.), comment – avec le recul – il aurait été plus efficace de procéder et ce que cette prise de recul vous apporte pour votre futur.</text:p>
      <text:p text:style-name="P3"/>
      <text:p text:style-name="P3"><text:soft-page-break/>Dans cette partie, il est nécessaire de faire preuve de lucidité sur ses propres performances pour progresser vers votre futur métier d’ingénieur. Par exemple, avoir négligé la planification et sous-estimé le temps nécessaire au projet peut être une erreur fréquente et de laquelle tirer une leçon d’importance.</text:p>
      <text:p text:style-name="P3"/>
      <text:h text:style-name="Heading_20_1" text:outline-level="1">Conclusion</text:h>
      <text:p text:style-name="P7"/>
      <text:p text:style-name="P3">Vous conclurez sur votre projet et son déroulement dans cette section.</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11:03:10.755389042</meta:creation-date>
    <dc:date>2024-01-07T19:40:46.318173976</dc:date>
    <meta:editing-duration>PT1H19M8S</meta:editing-duration>
    <meta:editing-cycles>11</meta:editing-cycles>
    <meta:generator>LibreOffice/7.3.7.2$Linux_X86_64 LibreOffice_project/30$Build-2</meta:generator>
    <meta:document-statistic meta:table-count="0" meta:image-count="0" meta:object-count="0" meta:page-count="4" meta:paragraph-count="53" meta:word-count="1171" meta:character-count="7692" meta:non-whitespace-character-count="6570"/>
  </office:meta>
</office:document-meta>
</file>